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oburn1" svg:font-family="Coburn"/>
    <style:font-face style:name="Copperplate Gothic1" svg:font-family="'Copperplate Gothic'"/>
    <style:font-face style:name="Arial1" svg:font-family="Arial" style:font-pitch="variable"/>
    <style:font-face style:name="Calibri1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fo:min-height="1.111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4f6228"/>
    </style:style>
    <style:style style:name="gr8" style:family="graphic" style:parent-style-name="standard">
      <style:graphic-properties draw:stroke="none" draw:fill="solid" draw:fill-color="#ffffff" fo:min-height="0.45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style:paragraph-properties fo:text-align="start" style:writing-mode="lr-tb"/>
      <style:text-properties style:font-name="Copperplate Gothic Bold"/>
    </style:style>
    <style:style style:name="P5" style:family="paragraph">
      <loext:graphic-properties draw:fill="none"/>
      <style:text-properties style:font-name="Copperplate Gothic Bold" fo:font-size="12pt" style:font-size-asian="12pt" style:font-size-complex="12pt"/>
    </style:style>
    <style:style style:name="P6" style:family="paragraph"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solid" draw:fill-color="#4f6228"/>
    </style:style>
    <style:style style:name="P11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4f6228" style:font-name="Coburn1" fo:font-size="12pt" style:font-size-asian="12pt" style:font-name-complex="Coburn1" style:font-size-complex="12pt"/>
    </style:style>
    <style:style style:name="T3" style:family="text">
      <style:text-properties fo:color="#cc3300" style:font-name="Copperplate Gothic Bold" fo:font-size="12pt" style:font-size-asian="12pt" style:font-name-complex="Copperplate Gothic1" style:font-size-complex="12pt"/>
    </style:style>
    <style:style style:name="T4" style:family="text">
      <style:text-properties fo:color="#7030a0" style:font-name="Copperplate Gothic Bold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7030a0" style:text-outline="true" style:font-name="Copperplate Gothic1" fo:font-size="14.1000003814697pt" style:font-size-asian="14.1000003814697pt" style:font-name-complex="Copperplate Gothic1" style:font-size-complex="14.1000003814697pt"/>
    </style:style>
    <style:style style:name="T6" style:family="text">
      <style:text-properties fo:color="#7030a0" style:text-outline="true" style:font-name="Copperplate Gothic1" fo:font-size="16pt" style:font-size-asian="16pt" style:font-name-complex="Copperplate Gothic1" style:font-size-complex="16pt"/>
    </style:style>
    <style:style style:name="T7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8" style:family="text">
      <style:text-properties fo:color="#000000" style:font-name="Arial" fo:font-size="11.1000003814697pt" fo:font-weight="bold" style:font-size-asian="11.1000003814697pt" style:font-name-complex="Arial" style:font-size-complex="11.1000003814697pt" style:font-weight-complex="bold"/>
    </style:style>
    <style:style style:name="T9" style:family="text">
      <style:text-properties fo:color="#015bb8" style:font-name="Coburn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1.27cm" svg:y="1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8cm">
          <draw:text-box>
            <text:p text:style-name="P1"><text:span text:style-name="T1">1 </text:span></text:p>
          </draw:text-box>
        </draw:frame>
        <draw:frame draw:style-name="gr1" draw:text-style-name="P2" draw:layer="layout" svg:width="0.388cm" svg:height="0.454cm" svg:x="1.27cm" svg:y="26.20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9.485cm" svg:height="0.501cm" svg:x="1.27cm" svg:y="1.741cm">
          <draw:text-box>
            <text:p text:style-name="P1"><text:span text:style-name="T2">Study pages to Class 1, Lesson #1 PART I: <text:s/></text:span></text:p>
          </draw:text-box>
        </draw:frame>
        <draw:frame draw:style-name="gr2" draw:text-style-name="P5" draw:layer="layout" svg:width="6.111cm" svg:height="0.475cm" svg:x="1.27cm" svg:y="2.215cm">
          <draw:text-box>
            <text:p text:style-name="P4"><text:span text:style-name="T3">Class 1, Lesson #1 Part I </text:span></text:p>
          </draw:text-box>
        </draw:frame>
        <draw:frame draw:style-name="gr2" draw:text-style-name="P5" draw:layer="layout" svg:width="9.362cm" svg:height="0.475cm" svg:x="1.27cm" svg:y="2.762cm">
          <draw:text-box>
            <text:p text:style-name="P4"><text:span text:style-name="T3">Main lesson for regaining our identity </text:span></text:p>
          </draw:text-box>
        </draw:frame>
        <draw:frame draw:style-name="gr3" draw:text-style-name="P7" draw:layer="layout" svg:width="15.484cm" svg:height="0.556cm" svg:x="3.244cm" svg:y="3.224cm">
          <draw:text-box>
            <text:p text:style-name="P6"><text:span text:style-name="T4"><text:s/></text:span><text:span text:style-name="T4">Why the “Hebrew Roots Movement” Needs to Identify </text:span></text:p>
          </draw:text-box>
        </draw:frame>
        <draw:frame draw:style-name="gr4" draw:text-style-name="P8" draw:layer="layout" svg:width="0.494cm" svg:height="0.581cm" svg:x="2.918cm" svg:y="3.224cm">
          <draw:text-box>
            <text:p text:style-name="P1"><text:span text:style-name="T5"><text:s/></text:span></text:p>
          </draw:text-box>
        </draw:frame>
        <draw:frame draw:style-name="gr3" draw:text-style-name="P7" draw:layer="layout" svg:width="1.847cm" svg:height="1.111cm" svg:x="9.929cm" svg:y="3.774cm">
          <draw:text-box>
            <text:p text:style-name="P6"><text:span text:style-name="T4">as the <text:s/></text:span></text:p>
          </draw:text-box>
        </draw:frame>
        <draw:frame draw:style-name="gr5" draw:text-style-name="P7" draw:layer="layout" svg:width="11.875cm" svg:height="1.111cm" svg:x="4.725cm" svg:y="4.392cm">
          <draw:text-box>
            <text:p text:style-name="P6"><text:span text:style-name="T4">“</text:span><text:span text:style-name="T4">Returning Ten Tribes of Israel Movement</text:span></text:p>
          </draw:text-box>
        </draw:frame>
        <draw:frame draw:style-name="gr3" draw:text-style-name="P7" draw:layer="layout" svg:width="0.562cm" svg:height="0.556cm" svg:x="16.563cm" svg:y="4.33cm">
          <draw:text-box>
            <text:p text:style-name="P6"><text:span text:style-name="T4">” </text:span></text:p>
          </draw:text-box>
        </draw:frame>
        <draw:frame draw:style-name="gr6" draw:text-style-name="P9" draw:layer="layout" svg:width="0.562cm" svg:height="0.653cm" svg:x="10.797cm" svg:y="4.956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7.333cm" svg:height="0.501cm" svg:x="1.27cm" svg:y="5.607cm">
          <draw:text-box>
            <text:p text:style-name="P1"><text:span text:style-name="T2">Questions to study and answer. <text:s/>Say these Questions and answers aloud and </text:span></text:p>
          </draw:text-box>
        </draw:frame>
        <draw:frame draw:style-name="gr2" draw:text-style-name="P3" draw:layer="layout" svg:width="17.113cm" svg:height="0.501cm" svg:x="1.27cm" svg:y="6.102cm">
          <draw:text-box>
            <text:p text:style-name="P1"><text:span text:style-name="T2">write all of them down. Support your answers with citations. Have a study </text:span></text:p>
          </draw:text-box>
        </draw:frame>
        <draw:frame draw:style-name="gr2" draw:text-style-name="P3" draw:layer="layout" svg:width="17.134cm" svg:height="0.501cm" svg:x="1.27cm" svg:y="6.598cm">
          <draw:text-box>
            <text:p text:style-name="P1"><text:span text:style-name="T2">buddy to test you till you know the answers fluently. Study with a group. </text:span></text:p>
          </draw:text-box>
        </draw:frame>
        <draw:frame draw:style-name="gr2" draw:text-style-name="P3" draw:layer="layout" svg:width="0.422cm" svg:height="0.475cm" svg:x="1.27cm" svg:y="7.102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459cm" svg:height="0.433cm" svg:x="1.27cm" svg:y="7.586cm">
          <draw:text-box>
            <text:p text:style-name="P1"><text:span text:style-name="T8">1) </text:span></text:p>
          </draw:text-box>
        </draw:frame>
        <draw:frame draw:style-name="gr1" draw:text-style-name="P2" draw:layer="layout" svg:width="13.519cm" svg:height="0.433cm" svg:x="1.905cm" svg:y="7.586cm">
          <draw:text-box>
            <text:p text:style-name="P1"><text:span text:style-name="T8">Whom does the God of Abraham, Isaac and Jacob promise to regather? <text:s/></text:span></text:p>
          </draw:text-box>
        </draw:frame>
        <draw:frame draw:style-name="gr1" draw:text-style-name="P2" draw:layer="layout" svg:width="5.48cm" svg:height="0.433cm" svg:x="1.27cm" svg:y="8.034cm">
          <draw:text-box>
            <text:p text:style-name="P1"><text:span text:style-name="T8"><text:s text:c="6"/></text:span><text:span text:style-name="T8">Cite at least 3 references. </text:span></text:p>
          </draw:text-box>
        </draw:frame>
        <draw:frame draw:style-name="gr1" draw:text-style-name="P2" draw:layer="layout" svg:width="0.388cm" svg:height="0.433cm" svg:x="3.337cm" svg:y="8.47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33cm" svg:x="3.337cm" svg:y="8.929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33cm" svg:x="3.337cm" svg:y="9.441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33cm" svg:x="3.337cm" svg:y="9.953cm">
          <draw:text-box>
            <text:p text:style-name="P1"><text:span text:style-name="T8"><text:s/></text:span></text:p>
          </draw:text-box>
        </draw:frame>
        <draw:frame draw:style-name="gr1" draw:text-style-name="P2" draw:layer="layout" svg:width="0.388cm" svg:height="0.433cm" svg:x="3.337cm" svg:y="10.465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0.497cm" svg:height="0.475cm" svg:x="1.27cm" svg:y="10.981cm">
          <draw:text-box>
            <text:p text:style-name="P1"><text:span text:style-name="T7">2) </text:span></text:p>
          </draw:text-box>
        </draw:frame>
        <draw:frame draw:style-name="gr1" draw:text-style-name="P2" draw:layer="layout" svg:width="5.59cm" svg:height="0.433cm" svg:x="1.905cm" svg:y="11.012cm">
          <draw:text-box>
            <text:p text:style-name="P1"><text:span text:style-name="T8">How is this regathering done?</text:span></text:p>
          </draw:text-box>
        </draw:frame>
        <draw:frame draw:style-name="gr2" draw:text-style-name="P3" draw:layer="layout" svg:width="0.422cm" svg:height="0.475cm" svg:x="7.469cm" svg:y="10.98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1.90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2.88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97cm" svg:height="0.475cm" svg:x="1.27cm" svg:y="13.855cm">
          <draw:text-box>
            <text:p text:style-name="P1"><text:span text:style-name="T7">3) </text:span></text:p>
          </draw:text-box>
        </draw:frame>
        <draw:frame draw:style-name="gr1" draw:text-style-name="P2" draw:layer="layout" svg:width="5.395cm" svg:height="0.433cm" svg:x="1.905cm" svg:y="13.886cm">
          <draw:text-box>
            <text:p text:style-name="P1"><text:span text:style-name="T8">Who is doing the regathering</text:span></text:p>
          </draw:text-box>
        </draw:frame>
        <draw:frame draw:style-name="gr2" draw:text-style-name="P3" draw:layer="layout" svg:width="0.497cm" svg:height="0.475cm" svg:x="7.278cm" svg:y="13.855cm">
          <draw:text-box>
            <text:p text:style-name="P1"><text:span text:style-name="T7">? <text:s/></text:span></text:p>
          </draw:text-box>
        </draw:frame>
        <draw:frame draw:style-name="gr2" draw:text-style-name="P3" draw:layer="layout" svg:width="0.422cm" svg:height="0.475cm" svg:x="1.27cm" svg:y="14.8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5.80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97cm" svg:height="0.475cm" svg:x="1.27cm" svg:y="16.777cm">
          <draw:text-box>
            <text:p text:style-name="P1"><text:span text:style-name="T7">4) </text:span></text:p>
          </draw:text-box>
        </draw:frame>
        <draw:frame draw:style-name="gr1" draw:text-style-name="P2" draw:layer="layout" svg:width="9.188cm" svg:height="0.433cm" svg:x="1.905cm" svg:y="16.808cm">
          <draw:text-box>
            <text:p text:style-name="P1"><text:span text:style-name="T8">What is Jacob’s message to us at the end of days</text:span></text:p>
          </draw:text-box>
        </draw:frame>
        <draw:frame draw:style-name="gr2" draw:text-style-name="P3" draw:layer="layout" svg:width="0.497cm" svg:height="0.475cm" svg:x="11.047cm" svg:y="16.777cm">
          <draw:text-box>
            <text:p text:style-name="P1"><text:span text:style-name="T7">? <text:s/></text:span></text:p>
          </draw:text-box>
        </draw:frame>
        <draw:frame draw:style-name="gr2" draw:text-style-name="P3" draw:layer="layout" svg:width="0.422cm" svg:height="0.475cm" svg:x="1.27cm" svg:y="17.75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8.72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9.698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7.292cm" svg:height="0.475cm" svg:x="1.27cm" svg:y="20.672cm">
          <draw:text-box>
            <text:p text:style-name="P1"><text:span text:style-name="T7">5) <text:s/>Where did Jacob speak with us? </text:span></text:p>
          </draw:text-box>
        </draw:frame>
        <draw:frame draw:style-name="gr2" draw:text-style-name="P3" draw:layer="layout" svg:width="0.422cm" svg:height="0.475cm" svg:x="1.27cm" svg:y="21.64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2.6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3.59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6.042cm" svg:height="0.475cm" svg:x="1.27cm" svg:y="24.567cm">
          <draw:text-box>
            <text:p text:style-name="P1"><text:span text:style-name="T7">6) <text:s/>How do you answer charges that the whole Ten Tribes movement is racist? <text:s/></text:span></text:p>
          </draw:text-box>
        </draw:frame>
        <draw:polygon draw:style-name="gr7" draw:text-style-name="P10" draw:layer="layout" svg:width="0.212cm" svg:height="0.212cm" svg:x="0.846cm" svg:y="0.846cm" svg:viewBox="0 0 213 213" draw:points="0,213 213,213 213,0 0,0">
          <text:p/>
        </draw:polygon>
        <draw:polygon draw:style-name="gr7" draw:text-style-name="P10" draw:layer="layout" svg:width="0.212cm" svg:height="0.212cm" svg:x="0.846cm" svg:y="0.846cm" svg:viewBox="0 0 213 213" draw:points="0,213 213,213 213,0 0,0">
          <text:p/>
        </draw:polygon>
        <draw:polygon draw:style-name="gr7" draw:text-style-name="P10" draw:layer="layout" svg:width="19.477cm" svg:height="0.212cm" svg:x="1.058cm" svg:y="0.846cm" svg:viewBox="0 0 19478 213" draw:points="0,213 19478,213 19478,0 0,0">
          <text:p/>
        </draw:polygon>
        <draw:polygon draw:style-name="gr7" draw:text-style-name="P10" draw:layer="layout" svg:width="0.211cm" svg:height="0.212cm" svg:x="20.535cm" svg:y="0.846cm" svg:viewBox="0 0 212 213" draw:points="0,213 212,213 212,0 0,0">
          <text:p/>
        </draw:polygon>
        <draw:polygon draw:style-name="gr7" draw:text-style-name="P10" draw:layer="layout" svg:width="0.211cm" svg:height="0.212cm" svg:x="20.535cm" svg:y="0.846cm" svg:viewBox="0 0 212 213" draw:points="0,213 212,213 212,0 0,0">
          <text:p/>
        </draw:polygon>
        <draw:polygon draw:style-name="gr7" draw:text-style-name="P10" draw:layer="layout" svg:width="0.212cm" svg:height="25.827cm" svg:x="0.846cm" svg:y="1.058cm" svg:viewBox="0 0 213 25828" draw:points="0,25828 213,25828 213,0 0,0">
          <text:p/>
        </draw:polygon>
        <draw:polygon draw:style-name="gr7" draw:text-style-name="P10" draw:layer="layout" svg:width="0.211cm" svg:height="25.827cm" svg:x="20.535cm" svg:y="1.058cm" svg:viewBox="0 0 212 25828" draw:points="0,25828 212,25828 212,0 0,0">
          <text:p/>
        </draw:polygon>
        <draw:polygon draw:style-name="gr7" draw:text-style-name="P10" draw:layer="layout" svg:width="0.212cm" svg:height="0.212cm" svg:x="0.846cm" svg:y="26.885cm" svg:viewBox="0 0 213 213" draw:points="0,213 213,213 213,0 0,0">
          <text:p/>
        </draw:polygon>
        <draw:polygon draw:style-name="gr7" draw:text-style-name="P10" draw:layer="layout" svg:width="0.212cm" svg:height="0.212cm" svg:x="0.846cm" svg:y="26.885cm" svg:viewBox="0 0 213 213" draw:points="0,213 213,213 213,0 0,0">
          <text:p/>
        </draw:polygon>
        <draw:polygon draw:style-name="gr7" draw:text-style-name="P10" draw:layer="layout" svg:width="19.477cm" svg:height="0.212cm" svg:x="1.058cm" svg:y="26.885cm" svg:viewBox="0 0 19478 213" draw:points="0,213 19478,213 19478,0 0,0">
          <text:p/>
        </draw:polygon>
        <draw:polygon draw:style-name="gr7" draw:text-style-name="P10" draw:layer="layout" svg:width="0.211cm" svg:height="0.212cm" svg:x="20.535cm" svg:y="26.885cm" svg:viewBox="0 0 212 213" draw:points="0,213 212,213 212,0 0,0">
          <text:p/>
        </draw:polygon>
        <draw:polygon draw:style-name="gr7" draw:text-style-name="P10" draw:layer="layout" svg:width="0.211cm" svg:height="0.212cm" svg:x="20.535cm" svg:y="26.885cm" svg:viewBox="0 0 212 213" draw:points="0,213 212,213 212,0 0,0">
          <text:p/>
        </draw:polygon>
        <draw:frame draw:style-name="gr2" draw:text-style-name="P3" draw:layer="layout" svg:width="0.422cm" svg:height="0.475cm" svg:x="1.27cm" svg:y="25.054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54cm" svg:x="1.27cm" svg:y="1.27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10.699cm" svg:y="25.728cm">
          <draw:text-box>
            <text:p text:style-name="P1"><text:span text:style-name="T1">2</text:span><text:span text:style-name="T1"> </text:span></text:p>
          </draw:text-box>
        </draw:frame>
        <draw:frame draw:style-name="gr1" draw:text-style-name="P2" draw:layer="layout" svg:width="0.388cm" svg:height="0.454cm" svg:x="1.27cm" svg:y="26.202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6.813cm" svg:height="0.475cm" svg:x="1.27cm" svg:y="1.75cm">
          <draw:text-box>
            <text:p text:style-name="P1"><text:span text:style-name="T7">7) <text:s/>Why is the regathering done? <text:s/></text:span></text:p>
          </draw:text-box>
        </draw:frame>
        <draw:frame draw:style-name="gr2" draw:text-style-name="P3" draw:layer="layout" svg:width="0.422cm" svg:height="0.475cm" svg:x="1.27cm" svg:y="2.725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3.69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1.974cm" svg:height="0.475cm" svg:x="1.27cm" svg:y="4.672cm">
          <draw:text-box>
            <text:p text:style-name="P1"><text:span text:style-name="T7">8) <text:s/>Do the ReturningTenTribes.org have a “national goal?” <text:s/></text:span></text:p>
          </draw:text-box>
        </draw:frame>
        <draw:frame draw:style-name="gr2" draw:text-style-name="P3" draw:layer="layout" svg:width="0.422cm" svg:height="0.475cm" svg:x="2.541cm" svg:y="5.64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6.6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5.844cm" svg:height="0.475cm" svg:x="1.27cm" svg:y="7.593cm">
          <draw:text-box>
            <text:p text:style-name="P1"><text:span text:style-name="T7">9) <text:s/>What is “the Covenant”? <text:s/></text:span></text:p>
          </draw:text-box>
        </draw:frame>
        <draw:frame draw:style-name="gr2" draw:text-style-name="P3" draw:layer="layout" svg:width="0.422cm" svg:height="0.475cm" svg:x="1.27cm" svg:y="8.56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9.54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8.041cm" svg:height="0.475cm" svg:x="1.27cm" svg:y="10.515cm">
          <draw:text-box>
            <text:p text:style-name="P1"><text:span text:style-name="T7">10) <text:s/>What is the national corporate sin? </text:span></text:p>
          </draw:text-box>
        </draw:frame>
        <draw:frame draw:style-name="gr2" draw:text-style-name="P3" draw:layer="layout" svg:width="0.422cm" svg:height="0.475cm" svg:x="1.27cm" svg:y="11.48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2.46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734cm" svg:height="0.475cm" svg:x="1.27cm" svg:y="13.436cm">
          <draw:text-box>
            <text:p text:style-name="P1"><text:span text:style-name="T7">11) </text:span></text:p>
          </draw:text-box>
        </draw:frame>
        <draw:frame draw:style-name="gr1" draw:text-style-name="P2" draw:layer="layout" svg:width="0.388cm" svg:height="0.433cm" svg:x="1.905cm" svg:y="13.467cm">
          <draw:text-box>
            <text:p text:style-name="P1"><text:span text:style-name="T8"><text:s/></text:span></text:p>
          </draw:text-box>
        </draw:frame>
        <draw:frame draw:style-name="gr2" draw:text-style-name="P3" draw:layer="layout" svg:width="17.291cm" svg:height="0.475cm" svg:x="2.015cm" svg:y="13.436cm">
          <draw:text-box>
            <text:p text:style-name="P1"><text:span text:style-name="T7">W</text:span><text:span text:style-name="T7">ha</text:span><text:span text:style-name="T7">t </text:span><text:span text:style-name="T7">is </text:span><text:span text:style-name="T7">th</text:span><text:span text:style-name="T7">e </text:span><text:span text:style-name="T7">“T</text:span><text:span text:style-name="T7">es</text:span><text:span text:style-name="T7">ti</text:span><text:span text:style-name="T7">m</text:span><text:span text:style-name="T7">on</text:span><text:span text:style-name="T7">y” </text:span><text:span text:style-name="T7">of </text:span><text:span text:style-name="T7">G</text:span><text:span text:style-name="T7">od </text:span><text:span text:style-name="T7">an</text:span><text:span text:style-name="T7">d </text:span><text:span text:style-name="T7">w</text:span><text:span text:style-name="T7">hy </text:span><text:span text:style-name="T7">is </text:span><text:span text:style-name="T7">it </text:span><text:span text:style-name="T7">im</text:span><text:span text:style-name="T7">po</text:span><text:span text:style-name="T7">rta</text:span><text:span text:style-name="T7">nt </text:span><text:span text:style-name="T7">fo</text:span><text:span text:style-name="T7">r </text:span><text:span text:style-name="T7">th</text:span><text:span text:style-name="T7">e </text:span><text:span text:style-name="T7">“R</text:span><text:span text:style-name="T7">et</text:span><text:span text:style-name="T7">ur</text:span><text:span text:style-name="T7">ni</text:span><text:span text:style-name="T7">ng </text:span><text:span text:style-name="T7">Te</text:span><text:span text:style-name="T7">n </text:span><text:span text:style-name="T7">Tri</text:span><text:span text:style-name="T7">be</text:span><text:span text:style-name="T7">s </text:span></text:p>
          </draw:text-box>
        </draw:frame>
        <draw:frame draw:style-name="gr2" draw:text-style-name="P3" draw:layer="layout" svg:width="3.325cm" svg:height="0.475cm" svg:x="1.905cm" svg:y="13.923cm">
          <draw:text-box>
            <text:p text:style-name="P1"><text:span text:style-name="T7">to remember it? </text:span></text:p>
          </draw:text-box>
        </draw:frame>
        <draw:frame draw:style-name="gr2" draw:text-style-name="P3" draw:layer="layout" svg:width="0.422cm" svg:height="0.475cm" svg:x="2.541cm" svg:y="14.41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4.96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2.541cm" svg:y="15.94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0.255cm" svg:height="0.475cm" svg:x="1.27cm" svg:y="16.917cm">
          <draw:text-box>
            <text:p text:style-name="P1"><text:span text:style-name="T7">12) <text:s/>What does God expect of us re the </text:span><text:span text:style-name="T7">Covenant? </text:span></text:p>
          </draw:text-box>
        </draw:frame>
        <draw:frame draw:style-name="gr2" draw:text-style-name="P3" draw:layer="layout" svg:width="0.422cm" svg:height="0.475cm" svg:x="3.337cm" svg:y="17.40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337cm" svg:y="17.89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337cm" svg:y="18.37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3.337cm" svg:y="18.864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19.351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15.267cm" svg:height="0.475cm" svg:x="1.27cm" svg:y="19.838cm">
          <draw:text-box>
            <text:p text:style-name="P1"><text:span text:style-name="T7">13) <text:s/>Write down your own thoughts and questions here and talk to God and </text:span></text:p>
          </draw:text-box>
        </draw:frame>
        <draw:frame draw:style-name="gr2" draw:text-style-name="P3" draw:layer="layout" svg:width="6.408cm" svg:height="0.475cm" svg:x="3.337cm" svg:y="20.325cm">
          <draw:text-box>
            <text:p text:style-name="P1"><text:span text:style-name="T7"><text:s/></text:span><text:span text:style-name="T7">t</text:span><text:span text:style-name="T7">o</text:span><text:span text:style-name="T7"> </text:span><text:span text:style-name="T7">s</text:span><text:span text:style-name="T7">t</text:span><text:span text:style-name="T7">u</text:span><text:span text:style-name="T7">d</text:span><text:span text:style-name="T7">y</text:span><text:span text:style-name="T7"> </text:span><text:span text:style-name="T7">b</text:span><text:span text:style-name="T7">u</text:span><text:span text:style-name="T7">d</text:span><text:span text:style-name="T7">d</text:span><text:span text:style-name="T7">i</text:span><text:span text:style-name="T7">e</text:span><text:span text:style-name="T7">s</text:span><text:span text:style-name="T7"> </text:span><text:span text:style-name="T7">a</text:span><text:span text:style-name="T7">b</text:span><text:span text:style-name="T7">o</text:span><text:span text:style-name="T7">u</text:span><text:span text:style-name="T7">t </text:span><text:span text:style-name="T7">t</text:span><text:span text:style-name="T7">h</text:span><text:span text:style-name="T7">e</text:span><text:span text:style-name="T7">m</text:span><text:span text:style-name="T7">: </text:span><text:span text:style-name="T7"><text:s text:c="2"/></text:span></text:p>
          </draw:text-box>
        </draw:frame>
        <draw:frame draw:style-name="gr2" draw:text-style-name="P3" draw:layer="layout" svg:width="0.422cm" svg:height="0.475cm" svg:x="1.27cm" svg:y="20.812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76cm" svg:height="0.475cm" svg:x="3.337cm" svg:y="21.786cm">
          <draw:text-box>
            <text:p text:style-name="P1"><text:span text:style-name="T7"><text:s text:c="4"/></text:span></text:p>
          </draw:text-box>
        </draw:frame>
        <draw:frame draw:style-name="gr2" draw:text-style-name="P3" draw:layer="layout" svg:width="0.422cm" svg:height="0.475cm" svg:x="1.27cm" svg:y="22.273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2.76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422cm" svg:height="0.475cm" svg:x="1.27cm" svg:y="23.247cm">
          <draw:text-box>
            <text:p text:style-name="P1"><text:span text:style-name="T7"><text:s/></text:span></text:p>
          </draw:text-box>
        </draw:frame>
        <draw:frame draw:style-name="gr2" draw:text-style-name="P3" draw:layer="layout" svg:width="0.734cm" svg:height="0.475cm" svg:x="1.27cm" svg:y="23.733cm">
          <draw:text-box>
            <text:p text:style-name="P1"><text:span text:style-name="T7">14) </text:span></text:p>
          </draw:text-box>
        </draw:frame>
        <draw:frame draw:style-name="gr2" draw:text-style-name="P3" draw:layer="layout" svg:width="13.921cm" svg:height="0.475cm" svg:x="2.541cm" svg:y="23.733cm">
          <draw:text-box>
            <text:p text:style-name="P1"><text:span text:style-name="T7">Check your answers and compare them to the Lesson text. <text:s/>Relearn <text:s/></text:span></text:p>
          </draw:text-box>
        </draw:frame>
        <draw:frame draw:style-name="gr2" draw:text-style-name="P3" draw:layer="layout" svg:width="11.335cm" svg:height="0.475cm" svg:x="1.27cm" svg:y="24.22cm">
          <draw:text-box>
            <text:p text:style-name="P1"><text:span text:style-name="T7"><text:s text:c="11"/></text:span><text:span text:style-name="T7">answers. Talk to God. Give lots of thanks. Listen. </text:span></text:p>
          </draw:text-box>
        </draw:frame>
        <draw:frame draw:style-name="gr2" draw:text-style-name="P3" draw:layer="layout" svg:width="0.422cm" svg:height="0.475cm" svg:x="1.27cm" svg:y="24.707cm">
          <draw:text-box>
            <text:p text:style-name="P1"><text:span text:style-name="T7"><text:s/></text:span></text:p>
          </draw:text-box>
        </draw:frame>
        <draw:polygon draw:style-name="gr7" draw:text-style-name="P10" draw:layer="layout" svg:width="0.212cm" svg:height="0.212cm" svg:x="0.846cm" svg:y="0.846cm" svg:viewBox="0 0 213 213" draw:points="0,213 213,213 213,0 0,0">
          <text:p/>
        </draw:polygon>
        <draw:polygon draw:style-name="gr7" draw:text-style-name="P10" draw:layer="layout" svg:width="0.212cm" svg:height="0.212cm" svg:x="0.846cm" svg:y="0.846cm" svg:viewBox="0 0 213 213" draw:points="0,213 213,213 213,0 0,0">
          <text:p/>
        </draw:polygon>
        <draw:polygon draw:style-name="gr7" draw:text-style-name="P10" draw:layer="layout" svg:width="19.477cm" svg:height="0.212cm" svg:x="1.058cm" svg:y="0.846cm" svg:viewBox="0 0 19478 213" draw:points="0,213 19478,213 19478,0 0,0">
          <text:p/>
        </draw:polygon>
        <draw:polygon draw:style-name="gr7" draw:text-style-name="P10" draw:layer="layout" svg:width="0.211cm" svg:height="0.212cm" svg:x="20.535cm" svg:y="0.846cm" svg:viewBox="0 0 212 213" draw:points="0,213 212,213 212,0 0,0">
          <text:p/>
        </draw:polygon>
        <draw:polygon draw:style-name="gr7" draw:text-style-name="P10" draw:layer="layout" svg:width="0.211cm" svg:height="0.212cm" svg:x="20.535cm" svg:y="0.846cm" svg:viewBox="0 0 212 213" draw:points="0,213 212,213 212,0 0,0">
          <text:p/>
        </draw:polygon>
        <draw:polygon draw:style-name="gr7" draw:text-style-name="P10" draw:layer="layout" svg:width="0.212cm" svg:height="25.827cm" svg:x="0.846cm" svg:y="1.058cm" svg:viewBox="0 0 213 25828" draw:points="0,25828 213,25828 213,0 0,0">
          <text:p/>
        </draw:polygon>
        <draw:polygon draw:style-name="gr7" draw:text-style-name="P10" draw:layer="layout" svg:width="0.211cm" svg:height="25.827cm" svg:x="20.535cm" svg:y="1.058cm" svg:viewBox="0 0 212 25828" draw:points="0,25828 212,25828 212,0 0,0">
          <text:p/>
        </draw:polygon>
        <draw:polygon draw:style-name="gr7" draw:text-style-name="P10" draw:layer="layout" svg:width="0.212cm" svg:height="0.212cm" svg:x="0.846cm" svg:y="26.885cm" svg:viewBox="0 0 213 213" draw:points="0,213 213,213 213,0 0,0">
          <text:p/>
        </draw:polygon>
        <draw:polygon draw:style-name="gr7" draw:text-style-name="P10" draw:layer="layout" svg:width="0.212cm" svg:height="0.212cm" svg:x="0.846cm" svg:y="26.885cm" svg:viewBox="0 0 213 213" draw:points="0,213 213,213 213,0 0,0">
          <text:p/>
        </draw:polygon>
        <draw:polygon draw:style-name="gr7" draw:text-style-name="P10" draw:layer="layout" svg:width="19.477cm" svg:height="0.212cm" svg:x="1.058cm" svg:y="26.885cm" svg:viewBox="0 0 19478 213" draw:points="0,213 19478,213 19478,0 0,0">
          <text:p/>
        </draw:polygon>
        <draw:polygon draw:style-name="gr7" draw:text-style-name="P10" draw:layer="layout" svg:width="0.211cm" svg:height="0.212cm" svg:x="20.535cm" svg:y="26.885cm" svg:viewBox="0 0 212 213" draw:points="0,213 212,213 212,0 0,0">
          <text:p/>
        </draw:polygon>
        <draw:polygon draw:style-name="gr7" draw:text-style-name="P10" draw:layer="layout" svg:width="0.211cm" svg:height="0.212cm" svg:x="20.535cm" svg:y="26.885cm" svg:viewBox="0 0 212 213" draw:points="0,213 212,213 212,0 0,0">
          <text:p/>
        </draw:polygon>
        <draw:frame draw:style-name="gr8" draw:text-style-name="P11" draw:layer="layout" svg:width="2.796cm" svg:height="0.459cm" svg:x="12.005cm" svg:y="25.001cm">
          <draw:text-box>
            <text:p><text:span text:style-name="T9"><text:a xlink:href="../../classes/class1.html" xlink:type="simple">LESSONS INDEX</text:a></text:span></text:p>
          </draw:text-box>
        </draw:frame>
        <draw:frame draw:style-name="gr8" draw:text-style-name="P11" draw:layer="layout" svg:width="3.981cm" svg:height="0.459cm" svg:x="5.12cm" svg:y="25.001cm">
          <draw:text-box>
            <text:p><text:span text:style-name="T9"><text:a xlink:href="../../classes.html" xlink:type="simple">LIST OF ALL CLASSES</text:a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oburn1" svg:font-family="Coburn"/>
    <style:font-face style:name="Copperplate Gothic1" svg:font-family="'Copperplate Gothic'"/>
    <style:font-face style:name="Arial1" svg:font-family="Arial" style:font-pitch="variable"/>
    <style:font-face style:name="Calibri1" svg:font-family="Calibri" style:font-pitch="variable"/>
    <style:font-face style:name="Coburn" svg:font-family="Coburn" style:font-pitch="variable"/>
    <style:font-face style:name="Copperplate Gothic" svg:font-family="'Copperplate Gothic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opperplate Gothic Bold" svg:font-family="'Copperplate Gothic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8-17T18:00:23.721152182</dc:date>
    <meta:editing-duration>PT2M44S</meta:editing-duration>
    <meta:editing-cycles>1</meta:editing-cycles>
    <meta:generator>LibreOffice/6.4.4.2$Linux_X86_64 LibreOffice_project/40$Build-2</meta:generator>
    <meta:document-statistic meta:object-count="111"/>
  </office:meta>
</office:document-meta>
</file>